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ighterJet.java metho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ed Results</text:p>
          </table:table-cell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/>
          <table:table-cell office:value-type="string" calcext:value-type="string">
            <text:p>timeHout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/>
          <table:table-cell office:value-type="string" calcext:value-type="string">
            <text:p>timeHours = inVali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Engine.java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1">
          <table:table-cell office:value-type="string" calcext:value-type="string">
            <text:p>inFuel is 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4">
          <table:table-cell office:value-type="string" calcext:value-type="string">
            <text:p>inFuel  is a string which </text:p>
            <text:p>conrtains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2:14:59.73028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0T00:07:24.933096970</dc:date>
    <meta:editing-duration>PT50M12S</meta:editing-duration>
    <meta:editing-cycles>11</meta:editing-cycles>
    <meta:generator>LibreOffice/6.0.7.3$Linux_X86_64 LibreOffice_project/00m0$Build-3</meta:generator>
    <meta:document-statistic meta:table-count="1" meta:cell-count="126" meta:object-count="0"/>
  </office:meta>
</office:document-meta>
</file>